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1.492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2.653cm"/>
    </style:style>
    <style:style style:name="co32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10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8" style:family="table-cell" style:parent-style-name="Default">
      <style:table-cell-properties fo:background-color="#ff0000" fo:border="0.06pt solid #000000"/>
      <style:text-properties fo:color="#0000ff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6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column table:style-name="co28" table:default-cell-style-name="ce31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  <table:table-cell table:style-name="Default" office:value-type="string" calcext:value-type="string">
            <text:p>Graf g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3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9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</table:table>
      <table:table table:name="1103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1" table:number-columns-repeated="4" table:default-cell-style-name="ce1"/>
        <table:table-column table:style-name="co11" table:default-cell-style-name="ce32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3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6:00:45.0342442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6T16:30:35.389649173</dc:date>
    <meta:editing-duration>P2DT4H2M51S</meta:editing-duration>
    <meta:editing-cycles>89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7" meta:object-count="0"/>
  </office:meta>
</office:document-meta>
</file>